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71.9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6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20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4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4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4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,%20id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" xlink:type="simple">display_name</text:a></text:span><text:span text:style-name="T3"><text:a xlink:href="python://(move.ref%20and%20move.ref%20!=%20move.name)%20and%20'%20-%20%25s'%20%25%20move.ref%20or%20''" xlink:type="simple"> - ref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1:29:11.4797750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8-07-20T11:29:34.114565986</dc:date>
    <meta:editing-duration>PT19H23M32S</meta:editing-duration>
    <meta:editing-cycles>112</meta:editing-cycles>
    <meta:generator>LibreOffice/5.1.6.2$Linux_X86_64 LibreOffice_project/10m0$Build-2</meta:generator>
    <meta:document-statistic meta:table-count="3" meta:cell-count="39" meta:object-count="0"/>
  </office:meta>
</office:document-meta>
</file>